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o"/>Resumo<text:bookmark-end text:name="resumo"/></text:h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h text:style-name="Heading_20_3" text:outline-level="3"><text:bookmark-start text:name="tecnologias-preferidas"/>Tecnologias preferidas<text:bookmark-end text:name="tecnologias-preferidas"/></text:h>
      <text:p text:style-name="First_20_paragraph">React, GraphQL, NodeJS, Docker, ES6, Typescript, MongoDB, Enzyme, Netlify.</text:p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.</text:p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hub, Linux, Terminator, Fish, Travis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h text:style-name="Heading_20_3" text:outline-level="3"><text:bookmark-start text:name="budbuds.us---fullstack-developer"/><text:span text:style-name="T1">Budbuds.us</text:span> - Fullstack Developer<text:bookmark-end text:name="budbuds.us---fullstack-developer"/>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formação-e-consultoria---fullstack-developer"/><text:span text:style-name="T1">FCamara Formação e Consultoria</text:span> - FullStack Developer<text:bookmark-end text:name="fcamara-formação-e-consultoria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plataforma-de-integração"/>Linkapi - Plataforma de Integração<text:bookmark-end text:name="linkapi---plataforma-de-integração"/>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<text:bookmark-start text:name="bematech-gdi---app-em-ionic-2-para-gestão-de-relatórios-de-pdv"/>Bematech GDI - App em Ionic 2 para Gestão de Relatórios de PDV<text:bookmark-end text:name="bematech-gdi---app-em-ionic-2-para-gestão-de-relatórios-de-pdv"/>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<text:bookmark-start text:name="projeto-de-análise-de-performance-de-e-commerce-em-asp.net"/>Projeto de análise de performance de e-commerce em ASP.NET<text:bookmark-end text:name="projeto-de-análise-de-performance-de-e-commerce-em-asp.net"/>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<text:bookmark-start text:name="ganhador-do-big-hackaton-onu-na-campus-party-10-projeto-health-keeper"/>Ganhador do Big Hackaton-ONU na Campus Party 10 Projeto Health Keeper<text:bookmark-end text:name="ganhador-do-big-hackaton-onu-na-campus-party-10-projeto-health-keeper"/>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bookmark-start text:name="ângelo-ocanã-consultoria-e-treinamentos---estagiário"/><text:span text:style-name="T1">Ângelo Ocanã Consultoria e Treinamentos</text:span> - Estagiário<text:bookmark-end text:name="ângelo-ocanã-consultoria-e-treinamentos---estagiário"/></text:h>
      <text:p text:style-name="First_20_paragraph"><text:span text:style-name="Source_Text">13/04/2016 – 13/10/2016</text:span></text:p>
      <text:h text:style-name="Heading_20_5" text:outline-level="5"><text:bookmark-start text:name="staffgeist---desenvolvimento-web-app-para-avaliação-de-ambiente-de-trabalho."/>Staffgeist - Desenvolvimento Web App para avaliação de ambiente de trabalho.<text:bookmark-end text:name="staffgeist---desenvolvimento-web-app-para-avaliação-de-ambiente-de-trabalho."/>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bookmark-start text:name="reorder-consultoria-de-informática---analista-de-suporte"/><text:span text:style-name="T1">Reorder Consultoria de Informática</text:span> - Analista de Suporte<text:bookmark-end text:name="reorder-consultoria-de-informática---analista-de-suporte"/>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bookmark-start text:name="vip-systems---analista-suporte-jr."/><text:span text:style-name="T1">VIP Systems</text:span> - Analista Suporte Jr.<text:bookmark-end text:name="vip-systems---analista-suporte-jr."/>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bookmark-start text:name="sitel-brasil---analista-de-suporte-jr."/><text:span text:style-name="T1">Sitel Brasil</text:span> - Analista de Suporte Jr.<text:bookmark-end text:name="sitel-brasil---analista-de-suporte-jr."/>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h text:style-name="Heading_20_4" text:outline-level="4"><text:bookmark-start text:name="analise-e-desenvolvimento-de-sistemas"/><text:span text:style-name="T1">Analise e Desenvolvimento de Sistemas</text:span><text:bookmark-end text:name="analise-e-desenvolvimento-de-sistemas"/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bookmark-start text:name="informática-para-internet"/><text:span text:style-name="T1">Informática para Internet</text:span><text:bookmark-end text:name="informática-para-internet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Instituto Federal de Educação, Ciência e Tecnologia de São Paulo</text:p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ursos"/>Cursos<text:bookmark-end text:name="cursos"/>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idiomas"/>Idiomas<text:bookmark-end text:name="idiomas"/>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<text:bookmark-start text:name="conhecimentos"/>Conhecimentos<text:bookmark-end text:name="conhecimentos"/>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7:48:36Z</meta:creation-date>
    <dc:date>2020-03-30T17:48:36Z</dc:date>
  </office:meta>
</office:document-meta>
</file>